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24.185cm" style:rel-width="100%" table:align="center"/>
    </style:style>
    <style:style style:name="Table2.A" style:family="table-column">
      <style:table-column-properties style:column-width="8.793cm" style:rel-column-width="4985*"/>
    </style:style>
    <style:style style:name="Table2.B" style:family="table-column">
      <style:table-column-properties style:column-width="6.576cm" style:rel-column-width="3728*"/>
    </style:style>
    <style:style style:name="Table2.C" style:family="table-column">
      <style:table-column-properties style:column-width="4.419cm" style:rel-column-width="2505*"/>
    </style:style>
    <style:style style:name="Table2.D" style:family="table-column">
      <style:table-column-properties style:column-width="2.2cm" style:rel-column-width="1247*"/>
    </style:style>
    <style:style style:name="Table2.E" style:family="table-column">
      <style:table-column-properties style:column-width="2.198cm" style:rel-column-width="12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4.185cm" style:rel-width="100%" table:align="center"/>
    </style:style>
    <style:style style:name="Table1.A" style:family="table-column">
      <style:table-column-properties style:column-width="8.793cm" style:rel-column-width="4985*"/>
    </style:style>
    <style:style style:name="Table1.B" style:family="table-column">
      <style:table-column-properties style:column-width="6.576cm" style:rel-column-width="3728*"/>
    </style:style>
    <style:style style:name="Table1.C" style:family="table-column">
      <style:table-column-properties style:column-width="4.419cm" style:rel-column-width="2505*"/>
    </style:style>
    <style:style style:name="Table1.D" style:family="table-column">
      <style:table-column-properties style:column-width="2.2cm" style:rel-column-width="1247*"/>
    </style:style>
    <style:style style:name="Table1.E" style:family="table-column">
      <style:table-column-properties style:column-width="2.198cm" style:rel-column-width="12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83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FindPanel" style:family="table">
      <style:table-properties style:width="24.185cm" style:rel-width="100%" table:align="center"/>
    </style:style>
    <style:style style:name="FindPanel.A" style:family="table-column">
      <style:table-column-properties style:column-width="8.793cm" style:rel-column-width="4985*"/>
    </style:style>
    <style:style style:name="FindPanel.B" style:family="table-column">
      <style:table-column-properties style:column-width="6.576cm" style:rel-column-width="3728*"/>
    </style:style>
    <style:style style:name="FindPanel.C" style:family="table-column">
      <style:table-column-properties style:column-width="4.419cm" style:rel-column-width="2505*"/>
    </style:style>
    <style:style style:name="FindPanel.D" style:family="table-column">
      <style:table-column-properties style:column-width="2.2cm" style:rel-column-width="1247*"/>
    </style:style>
    <style:style style:name="FindPanel.E" style:family="table-column">
      <style:table-column-properties style:column-width="2.198cm" style:rel-column-width="1246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E1" style:family="table-cell">
      <style:table-cell-properties fo:padding="0.097cm" fo:border="0.05pt solid #000000"/>
    </style:style>
    <style:style style:name="FindPanel.2" style:family="table-row">
      <style:table-row-properties style:min-row-height="2.245cm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Standard">
      <style:text-properties officeooo:rsid="0176b890"/>
    </style:style>
    <style:style style:name="P3" style:family="paragraph" style:parent-style-name="Standard">
      <style:text-properties officeooo:rsid="018bc964" officeooo:paragraph-rsid="018bc964"/>
    </style:style>
    <style:style style:name="P4" style:family="paragraph" style:parent-style-name="Standard">
      <style:text-properties officeooo:rsid="01a6995e" officeooo:paragraph-rsid="01a6995e"/>
    </style:style>
    <style:style style:name="P5" style:family="paragraph" style:parent-style-name="Standard">
      <style:text-properties officeooo:rsid="01a6995e" officeooo:paragraph-rsid="01a9603a"/>
    </style:style>
    <style:style style:name="P6" style:family="paragraph" style:parent-style-name="Standard">
      <style:text-properties officeooo:paragraph-rsid="01a9603a"/>
    </style:style>
    <style:style style:name="P7" style:family="paragraph" style:parent-style-name="jil_5f_body">
      <style:text-properties officeooo:rsid="01af4662" officeooo:paragraph-rsid="0170e95c"/>
    </style:style>
    <style:style style:name="P8" style:family="paragraph" style:parent-style-name="jil_5f_body">
      <style:text-properties officeooo:rsid="01af4662" officeooo:paragraph-rsid="0192a2c7"/>
    </style:style>
    <style:style style:name="P9" style:family="paragraph" style:parent-style-name="jil_5f_body">
      <style:text-properties officeooo:rsid="01af4662" officeooo:paragraph-rsid="01a9603a"/>
    </style:style>
    <style:style style:name="P10" style:family="paragraph" style:parent-style-name="jil_5f_body">
      <style:text-properties officeooo:rsid="0179bcec" officeooo:paragraph-rsid="0170e95c"/>
    </style:style>
    <style:style style:name="P11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70e95c" style:font-name-asian="宋体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Book Antiqua" fo:font-size="11pt" officeooo:paragraph-rsid="0170e95c" style:font-name-asian="宋体1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Book Antiqua" fo:font-size="11pt" officeooo:paragraph-rsid="01a9603a" style:font-name-asian="宋体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ook Antiqua" fo:font-size="11pt" officeooo:rsid="0171c509" officeooo:paragraph-rsid="0180bbd2" style:font-name-asian="宋体1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ook Antiqua" fo:font-size="11pt" officeooo:rsid="0175486c" officeooo:paragraph-rsid="0175486c" style:font-name-asian="宋体1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ook Antiqua" fo:font-size="11pt" officeooo:rsid="0176b890" officeooo:paragraph-rsid="0176b890" style:font-name-asian="宋体1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ook Antiqua" fo:font-size="11pt" officeooo:rsid="017b824f" officeooo:paragraph-rsid="017b824f" style:font-name-asian="宋体1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Book Antiqua" fo:font-size="11pt" officeooo:rsid="017efd8d" officeooo:paragraph-rsid="017efd8d" style:font-name-asian="宋体1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Book Antiqua" fo:font-size="11pt" officeooo:rsid="01732006" officeooo:paragraph-rsid="0171c509" style:font-name-asian="宋体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Book Antiqua" fo:font-size="11pt" officeooo:rsid="0170e9af" officeooo:paragraph-rsid="0170e9af" style:font-name-asian="宋体1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82ba47" style:font-name-asian="宋体1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a9603a" style:font-name-asian="宋体1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Book Antiqua" fo:font-size="11pt" officeooo:rsid="01853119" officeooo:paragraph-rsid="01853119" style:font-name-asian="宋体1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Book Antiqua" fo:font-size="11pt" officeooo:rsid="0186e5e0" officeooo:paragraph-rsid="0186e5e0" style:font-name-asian="宋体1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ook Antiqua" fo:font-size="11pt" officeooo:rsid="017c1aa3" officeooo:paragraph-rsid="017c1aa3" style:font-name-asian="宋体1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Book Antiqua" fo:font-size="11pt" officeooo:rsid="01888f69" officeooo:paragraph-rsid="01888f69" style:font-name-asian="宋体1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Book Antiqua" fo:font-size="11pt" officeooo:rsid="018aa1b7" officeooo:paragraph-rsid="018aa1b7" style:font-name-asian="宋体1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Book Antiqua" fo:font-size="11pt" officeooo:rsid="018b30b4" officeooo:paragraph-rsid="018b30b4" style:font-name-asian="宋体1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Book Antiqua" fo:font-size="11pt" officeooo:rsid="01953280" officeooo:paragraph-rsid="01953280" style:font-name-asian="宋体1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Book Antiqua" fo:font-size="11pt" officeooo:rsid="01972696" officeooo:paragraph-rsid="01972696" style:font-name-asian="宋体1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Book Antiqua" fo:font-size="11pt" officeooo:rsid="019c778d" officeooo:paragraph-rsid="019c778d" style:font-name-asian="宋体1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Book Antiqua" fo:font-size="11pt" officeooo:rsid="019ccf31" officeooo:paragraph-rsid="019ccf31" style:font-name-asian="宋体1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1pt" officeooo:rsid="019e57ab" officeooo:paragraph-rsid="019e57ab" style:font-name-asian="宋体1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1pt" officeooo:rsid="01a0c81a" officeooo:paragraph-rsid="01a0c81a" style:font-name-asian="宋体1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1pt" officeooo:rsid="01a25268" officeooo:paragraph-rsid="01a25268" style:font-name-asian="宋体1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Book Antiqua" fo:font-size="11pt" officeooo:rsid="01a25268" officeooo:paragraph-rsid="01a9603a" style:font-name-asian="宋体1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Book Antiqua" fo:font-size="11pt" officeooo:rsid="01a2c169" officeooo:paragraph-rsid="01a9603a" style:font-name-asian="宋体1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Book Antiqua" fo:font-size="11pt" officeooo:rsid="01a351c7" officeooo:paragraph-rsid="01a9603a" style:font-name-asian="宋体1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Book Antiqua" fo:font-size="11pt" officeooo:rsid="01a47180" officeooo:paragraph-rsid="01a9603a" style:font-name-asian="宋体1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Book Antiqua" fo:font-size="11pt" officeooo:rsid="01a57648" officeooo:paragraph-rsid="01a9603a" style:font-name-asian="宋体1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Book Antiqua" fo:font-size="11pt" officeooo:rsid="01a6995e" officeooo:paragraph-rsid="01a6995e" style:font-name-asian="宋体1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Book Antiqua" fo:font-size="11pt" officeooo:rsid="01a6995e" officeooo:paragraph-rsid="01a9603a" style:font-name-asian="宋体1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Book Antiqua" fo:font-size="11pt" officeooo:rsid="01a7c7b5" officeooo:paragraph-rsid="01a7c7b5" style:font-name-asian="宋体1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Book Antiqua" fo:font-size="11pt" officeooo:rsid="01a7c7b5" officeooo:paragraph-rsid="01a9603a" style:font-name-asian="宋体1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Book Antiqua" fo:font-size="11pt" officeooo:rsid="01ac1bf5" officeooo:paragraph-rsid="01ac1bf5" style:font-name-asian="宋体1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32006" officeooo:paragraph-rsid="0180bbd2" style:font-name-asian="宋体1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5486c" officeooo:paragraph-rsid="0175486c" style:font-name-asian="宋体1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84e3b4" officeooo:paragraph-rsid="0184e3b4" style:font-name-asian="宋体1" style:font-size-asian="10.5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94df32" officeooo:paragraph-rsid="0194df32" style:font-name-asian="宋体1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a13084" officeooo:paragraph-rsid="01a13084" style:font-name-asian="宋体1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a13084" officeooo:paragraph-rsid="01a9603a" style:font-name-asian="宋体1" style:font-size-asian="10.5pt" style:font-size-complex="12pt"/>
    </style:style>
    <style:style style:name="P52" style:family="paragraph" style:parent-style-name="jil_5f_title_5f_2">
      <style:text-properties officeooo:rsid="0170e95c" officeooo:paragraph-rsid="0170e95c"/>
    </style:style>
    <style:style style:name="P53" style:family="paragraph" style:parent-style-name="jil_5f_title_5f_2">
      <style:text-properties officeooo:rsid="0170e95c" officeooo:paragraph-rsid="0192a2c7"/>
    </style:style>
    <style:style style:name="P54" style:family="paragraph" style:parent-style-name="jil_5f_title_5f_2">
      <style:text-properties officeooo:rsid="0170e95c" officeooo:paragraph-rsid="01a9603a"/>
    </style:style>
    <style:style style:name="P55" style:family="paragraph" style:parent-style-name="jil_5f_table_5f_title_5f_center">
      <style:text-properties officeooo:rsid="0170e95c" officeooo:paragraph-rsid="0170e95c"/>
    </style:style>
    <style:style style:name="P56" style:family="paragraph" style:parent-style-name="jil_5f_table_5f_title_5f_center">
      <style:text-properties officeooo:rsid="0170e95c" officeooo:paragraph-rsid="0192a2c7"/>
    </style:style>
    <style:style style:name="P57" style:family="paragraph" style:parent-style-name="jil_5f_table_5f_title_5f_center">
      <style:text-properties officeooo:rsid="0170e95c" officeooo:paragraph-rsid="01a9603a"/>
    </style:style>
    <style:style style:name="P58" style:family="paragraph" style:parent-style-name="jil_5f_table_5f_title_5f_center">
      <style:text-properties officeooo:rsid="0176b890" officeooo:paragraph-rsid="0176b890"/>
    </style:style>
    <style:style style:name="P59" style:family="paragraph" style:parent-style-name="jil_5f_table_5f_title_5f_center">
      <style:text-properties officeooo:rsid="0176b890" officeooo:paragraph-rsid="0192a2c7"/>
    </style:style>
    <style:style style:name="P60" style:family="paragraph" style:parent-style-name="jil_5f_table_5f_title_5f_center">
      <style:text-properties officeooo:rsid="0176b890" officeooo:paragraph-rsid="01a9603a"/>
    </style:style>
    <style:style style:name="P61" style:family="paragraph" style:parent-style-name="jil_5f_table_5f_title_5f_center">
      <style:text-properties officeooo:rsid="0180bbd2" officeooo:paragraph-rsid="0180bbd2"/>
    </style:style>
    <style:style style:name="P62" style:family="paragraph" style:parent-style-name="jil_5f_table_5f_title_5f_center">
      <style:text-properties officeooo:rsid="0180bbd2" officeooo:paragraph-rsid="0192a2c7"/>
    </style:style>
    <style:style style:name="P63" style:family="paragraph" style:parent-style-name="jil_5f_table_5f_title_5f_center">
      <style:text-properties officeooo:rsid="0180bbd2" officeooo:paragraph-rsid="01a9603a"/>
    </style:style>
    <style:style style:name="P64" style:family="paragraph" style:parent-style-name="jil_5f_table_5f_title_5f_center">
      <style:text-properties officeooo:rsid="01811d78" officeooo:paragraph-rsid="01811d78"/>
    </style:style>
    <style:style style:name="P65" style:family="paragraph" style:parent-style-name="jil_5f_table_5f_title_5f_center">
      <style:text-properties officeooo:rsid="01811d78" officeooo:paragraph-rsid="0192a2c7"/>
    </style:style>
    <style:style style:name="P66" style:family="paragraph" style:parent-style-name="jil_5f_table_5f_title_5f_center">
      <style:text-properties officeooo:rsid="01811d78" officeooo:paragraph-rsid="01a9603a"/>
    </style:style>
    <style:style style:name="P67" style:family="paragraph" style:parent-style-name="Standard">
      <style:text-properties officeooo:rsid="01aff908" officeooo:paragraph-rsid="01aff908"/>
    </style:style>
    <style:style style:name="P68" style:family="paragraph" style:parent-style-name="jil_5f_title" style:master-page-name="Standard">
      <style:paragraph-properties style:page-number="auto"/>
      <style:text-properties officeooo:rsid="0170e95c" officeooo:paragraph-rsid="0170e95c"/>
    </style:style>
    <style:style style:name="P69" style:family="paragraph" style:parent-style-name="Table_20_Contents">
      <style:paragraph-properties fo:text-align="justify" style:justify-single-word="false"/>
      <style:text-properties style:font-name="Book Antiqua" fo:font-size="11pt" officeooo:paragraph-rsid="01a9603a" style:font-name-asian="宋体1" style:font-size-asian="10.5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Book Antiqua" fo:font-size="11pt" officeooo:rsid="01aff908" officeooo:paragraph-rsid="01aff908" style:font-name-asian="宋体1" style:font-size-asian="10.5pt" style:font-size-complex="12pt"/>
    </style:style>
    <style:style style:name="T1" style:family="text">
      <style:text-properties officeooo:rsid="0182ce0a"/>
    </style:style>
    <style:style style:name="T2" style:family="text">
      <style:text-properties officeooo:rsid="018ec69e"/>
    </style:style>
    <style:style style:name="T3" style:family="text">
      <style:text-properties officeooo:rsid="018f1a08"/>
    </style:style>
    <style:style style:name="T4" style:family="text">
      <style:text-properties officeooo:rsid="01907201"/>
    </style:style>
    <style:style style:name="T5" style:family="text">
      <style:text-properties officeooo:rsid="01934791"/>
    </style:style>
    <style:style style:name="T6" style:family="text">
      <style:text-properties officeooo:rsid="01983a48"/>
    </style:style>
    <style:style style:name="T7" style:family="text">
      <style:text-properties officeooo:rsid="019e57ab"/>
    </style:style>
    <style:style style:name="T8" style:family="text">
      <style:text-properties officeooo:rsid="019ea647"/>
    </style:style>
    <style:style style:name="T9" style:family="text">
      <style:text-properties officeooo:rsid="019f773b"/>
    </style:style>
    <style:style style:name="T10" style:family="text">
      <style:text-properties officeooo:rsid="01a3b858"/>
    </style:style>
    <style:style style:name="T11" style:family="text">
      <style:text-properties officeooo:rsid="01a960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Plan</text:p>
      <text:p text:style-name="P10"/>
      <text:p text:style-name="P54">2016/<text:span text:style-name="T11">1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7">Task</text:p>
          </table:table-cell>
          <table:table-cell table:style-name="Table2.A1" office:value-type="string">
            <text:p text:style-name="P63">Comments</text:p>
          </table:table-cell>
          <table:table-cell table:style-name="Table2.A1" office:value-type="string">
            <text:p text:style-name="P60">Module</text:p>
          </table:table-cell>
          <table:table-cell table:style-name="Table2.A1" office:value-type="string">
            <text:p text:style-name="P57">Status</text:p>
          </table:table-cell>
          <table:table-cell table:style-name="Table2.E1" office:value-type="string">
            <text:p text:style-name="P66">Date</text:p>
          </table:table-cell>
        </table:table-row>
        <table:table-row>
          <table:table-cell table:style-name="Table2.A2" office:value-type="string">
            <text:p text:style-name="P51">Add font config for Find Panel.</text:p>
          </table:table-cell>
          <table:table-cell table:style-name="Table2.A2" office:value-type="string">
            <text:p text:style-name="P5">Only for text controls. Not for labels, text buttons.</text:p>
          </table:table-cell>
          <table:table-cell table:style-name="Table2.A2" office:value-type="string">
            <text:p text:style-name="P36">Preference / Font</text:p>
          </table:table-cell>
          <table:table-cell table:style-name="Table2.A2" office:value-type="string">
            <text:p text:style-name="P44">Done</text:p>
          </table:table-cell>
          <table:table-cell table:style-name="Table2.E2" office:value-type="string">
            <text:p text:style-name="P42">2016/10/21</text:p>
          </table:table-cell>
        </table:table-row>
        <table:table-row>
          <table:table-cell table:style-name="Table2.A2" office:value-type="string">
            <text:p text:style-name="P37">Support ‘\t‘ for find.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0">Find &amp; Replace</text:p>
          </table:table-cell>
          <table:table-cell table:style-name="Table2.A2" office:value-type="string">
            <text:p text:style-name="P22"/>
          </table:table-cell>
          <table:table-cell table:style-name="Table2.E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Find using regex: remove cross-line support. <text:span text:style-name="T10">Line by line instead.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0">Find &amp; Replace</text:p>
          </table:table-cell>
          <table:table-cell table:style-name="Table2.A2" office:value-type="string">
            <text:p text:style-name="P42">Done</text:p>
          </table:table-cell>
          <table:table-cell table:style-name="Table2.E2" office:value-type="string">
            <text:p text:style-name="P42">2016/10/21</text:p>
          </table:table-cell>
        </table:table-row>
        <table:table-row>
          <table:table-cell table:style-name="Table2.A2" office:value-type="string">
            <text:p text:style-name="P39">Replace (no regex).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0">Find &amp; Replace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5">Add unit test for find functions of class TextBuffer.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0">Find &amp; Replace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0">Disable “Match Whole Word” when “Use Regex” is on.</text:p>
          </table:table-cell>
          <table:table-cell table:style-name="Table2.A2" office:value-type="string">
            <text:p text:style-name="P67">\b can’t match the EOL.</text:p>
          </table:table-cell>
          <table:table-cell table:style-name="Table2.A2" office:value-type="string">
            <text:p text:style-name="P70">Find &amp; Replace</text:p>
          </table:table-cell>
          <table:table-cell table:style-name="Table2.A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</table:table>
      <text:p text:style-name="P9"><text:span text:style-name="symbol4_5f_cpp"/></text:p>
      <text:p text:style-name="P53">2016/0<text:span text:style-name="T5">8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6">Task</text:p>
          </table:table-cell>
          <table:table-cell table:style-name="Table1.A1" office:value-type="string">
            <text:p text:style-name="P62">Comments</text:p>
          </table:table-cell>
          <table:table-cell table:style-name="Table1.A1" office:value-type="string">
            <text:p text:style-name="P59">Module</text:p>
          </table:table-cell>
          <table:table-cell table:style-name="Table1.A1" office:value-type="string">
            <text:p text:style-name="P56">Status</text:p>
          </table:table-cell>
          <table:table-cell table:style-name="Table1.E1" office:value-type="string">
            <text:p text:style-name="P65">Date</text:p>
          </table:table-cell>
        </table:table-row>
        <table:table-row table:style-name="Table1.2">
          <table:table-cell table:style-name="Table1.A2" office:value-type="string">
            <text:p text:style-name="P49"><text:span text:style-name="T7">Add </text:span>Icon Size config.</text:p>
          </table:table-cell>
          <table:table-cell table:style-name="Table1.A2" office:value-type="string">
            <text:p text:style-name="P33">Support 3 different <text:span text:style-name="T8">resolutions</text:span> of icon<text:span text:style-name="T8">s</text:span>: Low, Medium, High<text:span text:style-name="T9">.</text:span></text:p>
            <text:p text:style-name="P33"/>
          </table:table-cell>
          <table:table-cell table:style-name="Table1.A2" office:value-type="string">
            <text:p text:style-name="P29">Preference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4">2016/8/24</text:p>
          </table:table-cell>
        </table:table-row>
        <table:table-row>
          <table:table-cell table:style-name="Table1.A2" office:value-type="string">
            <text:p text:style-name="P30">Merge the font<text:span text:style-name="T6">s </text:span>of Line Number and Text Editor.</text:p>
          </table:table-cell>
          <table:table-cell table:style-name="Table1.A2" office:value-type="string">
            <text:p text:style-name="P31">对这两个区域，允许两种字体，并不能<text:soft-page-break/>改善界面。反而会因为不一致而使界面变得丑陋。而且以鼠标滚轮调整字体大小时，最好能同时改变两者。</text:p>
          </table:table-cell>
          <table:table-cell table:style-name="Table1.A2" office:value-type="string">
            <text:p text:style-name="P32">Preference / Font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4">2016/8/24</text:p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3"/>
          </table:table-cell>
          <table:table-cell table:style-name="Table1.E2" office:value-type="string">
            <text:p text:style-name="P41"/>
          </table:table-cell>
        </table:table-row>
      </table:table>
      <text:p text:style-name="P8"><text:span text:style-name="symbol4_5f_cpp"/></text:p>
      <text:p text:style-name="P52">2016/07</text:p>
      <table:table table:name="FindPanel" table:style-name="FindPanel">
        <table:table-column table:style-name="FindPanel.A"/>
        <table:table-column table:style-name="FindPanel.B"/>
        <table:table-column table:style-name="FindPanel.C"/>
        <table:table-column table:style-name="FindPanel.D"/>
        <table:table-column table:style-name="FindPanel.E"/>
        <table:table-row>
          <table:table-cell table:style-name="FindPanel.A1" office:value-type="string">
            <text:p text:style-name="P55">Task</text:p>
          </table:table-cell>
          <table:table-cell table:style-name="FindPanel.A1" office:value-type="string">
            <text:p text:style-name="P61">Comments</text:p>
          </table:table-cell>
          <table:table-cell table:style-name="FindPanel.A1" office:value-type="string">
            <text:p text:style-name="P58">Module</text:p>
          </table:table-cell>
          <table:table-cell table:style-name="FindPanel.A1" office:value-type="string">
            <text:p text:style-name="P55">Status</text:p>
          </table:table-cell>
          <table:table-cell table:style-name="FindPanel.E1" office:value-type="string">
            <text:p text:style-name="P64">Date</text:p>
          </table:table-cell>
        </table:table-row>
        <table:table-row table:style-name="FindPanel.2">
          <table:table-cell table:style-name="FindPanel.A2" office:value-type="string">
            <text:p text:style-name="P20">Use wxTextCtrl instead of wxComboBox for Find Panel.</text:p>
            <text:p text:style-name="P14">wxComboBox has a drop-down icon to show the find history. But it doesn't look well on GTK+.</text:p>
            <text:p text:style-name="P46">Use a bitmap button with a popup menu.</text:p>
            <text:p text:style-name="P48">Popup history menu when key UP/DOWN is pressed.</text:p>
          </table:table-cell>
          <table:table-cell table:style-name="FindPanel.A2" office:value-type="string">
            <text:p text:style-name="P19"/>
          </table:table-cell>
          <table:table-cell table:style-name="FindPanel.A2" office:value-type="string">
            <text:p text:style-name="P15">Find Panel</text:p>
          </table:table-cell>
          <table:table-cell table:style-name="FindPanel.A2" office:value-type="string">
            <text:p text:style-name="P23">Done</text:p>
          </table:table-cell>
          <table:table-cell table:style-name="FindPanel.E2" office:value-type="string">
            <text:p text:style-name="P23">2016/8/19</text:p>
          </table:table-cell>
        </table:table-row>
        <table:table-row>
          <table:table-cell table:style-name="FindPanel.A2" office:value-type="string">
            <text:p text:style-name="P17">Chinese doesn't display fully in vertical in the Find Panel combo boxes on GTK+.</text:p>
          </table:table-cell>
          <table:table-cell table:style-name="FindPanel.A2" office:value-type="string">
            <text:p text:style-name="P25">Windows doesn't have this issue.</text:p>
            <text:p text:style-name="P24">wxComboBox has been replaced by wxTextCtrl.</text:p>
          </table:table-cell>
          <table:table-cell table:style-name="FindPanel.A2" office:value-type="string">
            <text:p text:style-name="P17">Find Panel</text:p>
          </table:table-cell>
          <table:table-cell table:style-name="FindPanel.A2" office:value-type="string">
            <text:p text:style-name="P24">Done</text:p>
          </table:table-cell>
          <table:table-cell table:style-name="FindPanel.E2" office:value-type="string">
            <text:p text:style-name="P26">2016/8/19</text:p>
          </table:table-cell>
        </table:table-row>
        <table:table-row>
          <table:table-cell table:style-name="FindPanel.A2" office:value-type="string">
            <text:p text:style-name="P47">Add check status to file encoding menu, file format menu and file type menu.</text:p>
          </table:table-cell>
          <table:table-cell table:style-name="FindPanel.A2" office:value-type="string">
            <text:p text:style-name="P2">Just like Tab Options menu.</text:p>
            <text:p text:style-name="P3">Canceled <text:span text:style-name="T2">reason</text:span>: <text:span text:style-name="T2">Much code has to be added while the </text:span>UX <text:span text:style-name="T2">seems not</text:span> <text:span text:style-name="T4">very </text:span>improved<text:span text:style-name="T3">.</text:span></text:p>
            <text:p text:style-name="P2"/>
          </table:table-cell>
          <table:table-cell table:style-name="FindPanel.A2" office:value-type="string">
            <text:p text:style-name="P15">Status Bar</text:p>
          </table:table-cell>
          <table:table-cell table:style-name="FindPanel.A2" office:value-type="string">
            <text:p text:style-name="P27">Canceled</text:p>
          </table:table-cell>
          <table:table-cell table:style-name="FindPanel.E2" office:value-type="string">
            <text:p text:style-name="P28">2016/8/19</text:p>
          </table:table-cell>
        </table:table-row>
        <table:table-row>
          <table:table-cell table:style-name="FindPanel.A2" office:value-type="string">
            <text:p text:style-name="P16">Group find and replace menu items to "Find &amp; Replace".</text:p>
          </table:table-cell>
          <table:table-cell table:style-name="FindPanel.A2" office:value-type="string">
            <text:p text:style-name="Standard"><text:s/></text:p>
          </table:table-cell>
          <table:table-cell table:style-name="FindPanel.A2" office:value-type="string">
            <text:p text:style-name="P16">Menu</text:p>
          </table:table-cell>
          <table:table-cell table:style-name="FindPanel.A2" office:value-type="string">
            <text:p text:style-name="P21">Done</text:p>
          </table:table-cell>
          <table:table-cell table:style-name="FindPanel.E2" office:value-type="string">
            <text:p text:style-name="P21">2016/<text:span text:style-name="T1">7</text:span>/<text:span text:style-name="T1">1</text:span></text:p>
          </table:table-cell>
        </table:table-row>
        <table:table-row>
          <table:table-cell table:style-name="FindPanel.A2" office:value-type="string">
            <text:p text:style-name="P18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2"/>
          </table:table-cell>
          <table:table-cell table:style-name="FindPanel.A2" office:value-type="string">
            <text:p text:style-name="P11"/>
          </table:table-cell>
          <table:table-cell table:style-name="FindPanel.E2" office:value-type="string">
            <text:p text:style-name="P11"/>
          </table:table-cell>
        </table:table-row>
        <text:soft-page-break/>
        <table:table-row>
          <table:table-cell table:style-name="FindPanel.A2" office:value-type="string">
            <text:p text:style-name="P12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2"/>
          </table:table-cell>
          <table:table-cell table:style-name="FindPanel.A2" office:value-type="string">
            <text:p text:style-name="P12"/>
          </table:table-cell>
          <table:table-cell table:style-name="FindPanel.E2" office:value-type="string">
            <text:p text:style-name="P12"/>
          </table:table-cell>
        </table:table-row>
      </table:table>
      <text:p text:style-name="P7"><text:span text:style-name="symbol4_5f_cp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text-transform="capitalize" style:font-name="Georgia2" fo:font-family="Georgia" style:font-style-name="粗体" style:font-family-generic="roman" style:font-pitch="variable" fo:font-size="16pt" fo:font-style="normal" fo:font-weight="bold" style:font-name-asian="宋体3" style:font-family-asian="宋体" style:font-style-name-asian="Bold" style:font-pitch-asian="variable" style:font-size-asian="16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Tahoma" fo:font-family="Tahoma" style:font-style-name="Bold" style:font-family-generic="swiss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jil_5f_body_5f_blue" style:display-name="jil_body_blue" style:family="text">
      <style:text-properties fo:color="#0000ff" style:font-name="Book Antiqua" fo:font-family="'Book Antiqua'" style:font-style-name="Regular" style:font-family-generic="roman" style:font-pitch="variable" fo:font-size="10pt"/>
    </style:style>
    <style:style style:name="jil_5f_body_5f_red" style:display-name="jil_body_red" style:family="text">
      <style:text-properties fo:color="#ff0000" style:font-name="Book Antiqua" fo:font-family="'Book Antiqua'" style:font-style-name="Regular" style:font-family-generic="roman" style:font-pitch="variable" fo:font-size="10pt" style:font-size-asian="10pt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3</text:page-number></text:p>
      </style:footer>
      <style:footer-left>
        <text:p text:style-name="jil_5f_footer_5f_right"><text:page-number text:select-page="current">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52M21S</meta:editing-duration>
    <meta:editing-cycles>403</meta:editing-cycles>
    <meta:generator>LibreOffice/5.1.4.2$Windows_X86_64 LibreOffice_project/f99d75f39f1c57ebdd7ffc5f42867c12031db97a</meta:generator>
    <meta:creation-date>2012-11-15T12:29:24.83</meta:creation-date>
    <dc:date>2016-10-24T09:26:59.411000000</dc:date>
    <meta:document-statistic meta:table-count="3" meta:image-count="0" meta:object-count="0" meta:page-count="3" meta:paragraph-count="73" meta:word-count="318" meta:character-count="1498" meta:non-whitespace-character-count="1315"/>
    <meta:user-defined meta:name="Info 1"/>
    <meta:user-defined meta:name="Info 2"/>
    <meta:user-defined meta:name="Info 3"/>
    <meta:user-defined meta:name="Info 4"/>
  </office:meta>
</office:document-meta>
</file>